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0e3f3d" style:font-size-asian="32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f5712" officeooo:paragraph-rsid="001f5712" style:font-size-asian="32pt" style:language-asian="ja" style:country-asian="JP" style:font-size-complex="32pt"/>
    </style:style>
    <style:style style:name="P5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1f5712" officeooo:paragraph-rsid="001f5712" style:font-size-asian="28pt" style:language-asian="ja" style:country-asian="JP" style:font-size-complex="28pt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f5712" officeooo:paragraph-rsid="001f5712" style:font-size-asian="32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21cbef" officeooo:paragraph-rsid="0021cbef" style:font-size-asian="32pt" style:language-asian="ja" style:country-asian="JP" style:font-size-complex="32pt"/>
    </style:style>
    <style:style style:name="T1" style:family="text">
      <style:text-properties officeooo:rsid="0021cbef"/>
    </style:style>
    <style:style style:name="T2" style:family="text">
      <style:text-properties officeooo:rsid="0021cd04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JLPT N5 Reading: <text:span text:style-name="T1">Trip to Japan 日本に旅行</text:span></text:p>
      <text:p text:style-name="P3"/>
      <text:p text:style-name="P3"/>
      <text:p text:style-name="P4"><text:span text:style-name="T1">　</text:span><text:ruby text:style-name="Ru1"><text:ruby-base>去年</text:ruby-base><text:ruby-text>きょねん</text:ruby-text></text:ruby>、<text:ruby text:style-name="Ru1"><text:ruby-base>私</text:ruby-base><text:ruby-text>わたし</text:ruby-text></text:ruby>の<text:ruby text:style-name="Ru1"><text:ruby-base>家族</text:ruby-base><text:ruby-text>かぞく</text:ruby-text></text:ruby>は<text:ruby text:style-name="Ru1"><text:ruby-base>日本</text:ruby-base><text:ruby-text>にほん</text:ruby-text></text:ruby>へ<text:ruby text:style-name="Ru1"><text:ruby-base>旅行</text:ruby-base><text:ruby-text>りょこう</text:ruby-text></text:ruby>に<text:ruby text:style-name="Ru1"><text:ruby-base>行</text:ruby-base><text:ruby-text>い</text:ruby-text></text:ruby>きました。<text:ruby text:style-name="Ru1"><text:ruby-base>私</text:ruby-base><text:ruby-text>わたし</text:ruby-text></text:ruby>の<text:ruby text:style-name="Ru1"><text:ruby-base>家族</text:ruby-base><text:ruby-text>かぞく</text:ruby-text></text:ruby>は<text:ruby text:style-name="Ru1"><text:ruby-base>4</text:ruby-base><text:ruby-text>よ</text:ruby-text></text:ruby><text:ruby text:style-name="Ru1"><text:ruby-base>人</text:ruby-base><text:ruby-text>にん</text:ruby-text></text:ruby>です。<text:ruby text:style-name="Ru1"><text:ruby-base>父</text:ruby-base><text:ruby-text>ちち</text:ruby-text></text:ruby>、<text:ruby text:style-name="Ru1"><text:ruby-base>母</text:ruby-base><text:ruby-text>はは</text:ruby-text></text:ruby>、<text:ruby text:style-name="Ru1"><text:ruby-base>妹</text:ruby-base><text:ruby-text>いもうと</text:ruby-text></text:ruby>、と<text:ruby text:style-name="Ru1"><text:ruby-base>私</text:ruby-base><text:ruby-text>わたし</text:ruby-text></text:ruby>です。<text:ruby text:style-name="Ru1"><text:ruby-base>旅行</text:ruby-base><text:ruby-text>りょこう</text:ruby-text></text:ruby>の<text:ruby text:style-name="Ru1"><text:ruby-base>前</text:ruby-base><text:ruby-text>まえ</text:ruby-text></text:ruby>に、<text:ruby text:style-name="Ru1"><text:ruby-base>毎日</text:ruby-base><text:ruby-text>まいにち</text:ruby-text></text:ruby><text:ruby text:style-name="Ru1"><text:ruby-base>日本</text:ruby-base><text:ruby-text>にほん</text:ruby-text></text:ruby><text:ruby text:style-name="Ru1"><text:ruby-base>語</text:ruby-base><text:ruby-text>ご</text:ruby-text></text:ruby>を<text:ruby text:style-name="Ru1"><text:ruby-base>勉強</text:ruby-base><text:ruby-text>べんきょう</text:ruby-text></text:ruby>しました。だから、<text:ruby text:style-name="Ru1"><text:ruby-base>少</text:ruby-base><text:ruby-text>すこ</text:ruby-text></text:ruby>し<text:ruby text:style-name="Ru1"><text:ruby-base>日本</text:ruby-base><text:ruby-text>にほん</text:ruby-text></text:ruby><text:ruby text:style-name="Ru1"><text:ruby-base>語</text:ruby-base><text:ruby-text>ご</text:ruby-text></text:ruby>ができます。</text:p>
      <text:p text:style-name="P4"/>
      <text:p text:style-name="P7">　<text:ruby text:style-name="Ru1"><text:ruby-base>飛行機</text:ruby-base><text:ruby-text>ひこうき</text:ruby-text></text:ruby>に<text:ruby text:style-name="Ru1"><text:ruby-base>乗</text:ruby-base><text:ruby-text>の</text:ruby-text></text:ruby>っている<text:ruby text:style-name="Ru1"><text:ruby-base>時間</text:ruby-base><text:ruby-text>じかん</text:ruby-text></text:ruby>がとても<text:ruby text:style-name="Ru1"><text:ruby-base>長</text:ruby-base><text:ruby-text>なが</text:ruby-text></text:ruby>かったですが、<text:ruby text:style-name="Ru1"><text:ruby-base>楽</text:ruby-base><text:ruby-text>たの</text:ruby-text></text:ruby>しかったです。<text:ruby text:style-name="Ru1"><text:ruby-base>日本</text:ruby-base><text:ruby-text>にほん</text:ruby-text></text:ruby>に<text:ruby text:style-name="Ru1"><text:ruby-base>行</text:ruby-base><text:ruby-text>い</text:ruby-text></text:ruby>くので、ワクワクしました。</text:p>
      <text:p text:style-name="P7"/>
      <text:p text:style-name="P7">　<text:ruby text:style-name="Ru1"><text:ruby-base>日本</text:ruby-base><text:ruby-text>にほん</text:ruby-text></text:ruby>では<text:ruby text:style-name="Ru1"><text:ruby-base>富士山</text:ruby-base><text:ruby-text>ふじさん</text:ruby-text></text:ruby>に<text:ruby text:style-name="Ru1"><text:ruby-base>登</text:ruby-base><text:ruby-text>のぼ</text:ruby-text></text:ruby>りました。<text:ruby text:style-name="Ru1"><text:ruby-base>東京</text:ruby-base><text:ruby-text>とうきょう</text:ruby-text></text:ruby>の<text:ruby text:style-name="Ru1"><text:ruby-base>原宿</text:ruby-base><text:ruby-text>はらじゅく</text:ruby-text></text:ruby>と<text:ruby text:style-name="Ru1"><text:ruby-base>渋谷</text:ruby-base><text:ruby-text>しぶや</text:ruby-text></text:ruby>に<text:ruby text:style-name="Ru1"><text:ruby-base>行</text:ruby-base><text:ruby-text>い</text:ruby-text></text:ruby>きました。<text:ruby text:style-name="Ru1"><text:ruby-base>銀座</text:ruby-base><text:ruby-text>ぎんざ</text:ruby-text></text:ruby>で<text:ruby text:style-name="Ru1"><text:ruby-base>妹</text:ruby-base><text:ruby-text>いもうと</text:ruby-text></text:ruby>が<text:ruby text:style-name="Ru1"><text:ruby-base>買</text:ruby-base><text:ruby-text>か</text:ruby-text></text:ruby>い<text:ruby text:style-name="Ru1"><text:ruby-base>物</text:ruby-base><text:ruby-text>もの</text:ruby-text></text:ruby>をしました。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2-16T10:22:55.849059866</dc:date>
    <meta:editing-duration>PT17H14M46S</meta:editing-duration>
    <meta:editing-cycles>18</meta:editing-cycles>
    <meta:generator>LibreOffice/7.6.4.1$Linux_X86_64 LibreOffice_project/60$Build-1</meta:generator>
    <meta:document-statistic meta:table-count="0" meta:image-count="0" meta:object-count="0" meta:page-count="1" meta:paragraph-count="4" meta:word-count="177" meta:character-count="205" meta:non-whitespace-character-count="196"/>
  </office:meta>
</office:document-meta>
</file>